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2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6" draw:id="id6" draw:layer="layout" svg:width="3.302cm" svg:height="1.27cm" svg:x="6.849cm" svg:y="1.254cm">
          <text:p text:style-name="P1">Start</text:p>
        </draw:rect>
        <draw:custom-shape draw:style-name="gr2" draw:text-style-name="P1" xml:id="id7" draw:id="id7" draw:layer="layout" svg:width="3.556cm" svg:height="1.524cm" svg:x="6.722cm" svg:y="3.348cm">
          <text:p text:style-name="P1">Single wave text fi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" draw:id="id1" draw:layer="layout" svg:width="4.826cm" svg:height="2.032cm" svg:x="6.087cm" svg:y="5.642cm">
          <text:p text:style-name="P1">Pro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2" draw:id="id2" draw:layer="layout" svg:width="5.334cm" svg:height="4.065cm" draw:transform="skewX (-0.0006981317007976) rotate (-0.00069813170198454) translate (13.7cm 7.646cm)">
          <text:p text:style-name="P1">Linear subtraction</text:p>
          <text:p text:style-name="P1">Band Pass</text:p>
          <text:p text:style-name="P1">Absolute value</text:p>
          <text:p text:style-name="P1">Savtisky golay</text:p>
          <text:p text:style-name="P1">Baseline shift</text:p>
        </draw:rect>
        <draw:connector draw:style-name="gr3" draw:text-style-name="P1" draw:layer="layout" svg:x1="10.913cm" svg:y1="6.658cm" svg:x2="16.367cm" svg:y2="7.648cm" draw:start-shape="id1" draw:start-glue-point="7" draw:end-shape="id2" draw:end-glue-point="0" svg:d="M10913 6658h5454v990">
          <text:p/>
        </draw:connector>
        <draw:rect draw:style-name="gr1" draw:text-style-name="P1" xml:id="id3" draw:id="id3" draw:layer="layout" svg:width="5.08cm" svg:height="1.778cm" svg:x="5.958cm" svg:y="8.768cm">
          <text:p text:style-name="P1">Event detection</text:p>
        </draw:rect>
        <draw:connector draw:style-name="gr3" draw:text-style-name="P1" draw:layer="layout" svg:x1="8.5cm" svg:y1="7.674cm" svg:x2="8.498cm" svg:y2="8.768cm" draw:start-shape="id1" draw:start-glue-point="6" draw:end-shape="id3" draw:end-glue-point="0" svg:d="M8500 7674v548h-2v546">
          <text:p/>
        </draw:connector>
        <draw:connector draw:style-name="gr3" draw:text-style-name="P1" draw:layer="layout" svg:x1="13.7cm" svg:y1="9.678cm" svg:x2="11.038cm" svg:y2="9.657cm" draw:start-shape="id2" draw:start-glue-point="3" draw:end-shape="id3" svg:d="M13700 9678h-1331v-21h-1331">
          <text:p/>
        </draw:connector>
        <draw:frame draw:style-name="gr4" draw:layer="layout" svg:width="4.312cm" svg:height="1.673cm" svg:x="14.722cm" svg:y="4.985cm">
          <draw:text-box>
            <text:p>Choose from </text:p>
            <text:p>the following</text:p>
          </draw:text-box>
        </draw:frame>
        <draw:frame draw:style-name="gr5" draw:layer="layout" svg:width="1.315cm" svg:height="1.032cm" svg:x="7.051cm" svg:y="7.736cm">
          <draw:text-box>
            <text:p>No</text:p>
          </draw:text-box>
        </draw:frame>
        <draw:frame draw:style-name="gr4" draw:layer="layout" svg:width="1.594cm" svg:height="0.962cm" svg:x="12.176cm" svg:y="5.642cm">
          <draw:text-box>
            <text:p>Yes</text:p>
          </draw:text-box>
        </draw:frame>
        <draw:custom-shape draw:style-name="gr2" draw:text-style-name="P1" xml:id="id4" draw:id="id4" draw:layer="layout" svg:width="5.08cm" svg:height="2.032cm" svg:x="2.27cm" svg:y="12.67cm">
          <text:p text:style-name="P1">Peak Detecti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5" draw:id="id5" draw:layer="layout" svg:width="5.08cm" svg:height="2.032cm" svg:x="10.652cm" svg:y="12.67cm">
          <text:p text:style-name="P1">Burst Detecti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1" draw:layer="layout" svg:x1="8.498cm" svg:y1="10.546cm" svg:x2="4.81cm" svg:y2="12.67cm" draw:start-shape="id3" draw:start-glue-point="2" draw:end-shape="id4" draw:end-glue-point="4" svg:d="M8498 10546v1062h-3688v1062">
          <text:p/>
        </draw:connector>
        <draw:connector draw:style-name="gr3" draw:text-style-name="P1" draw:layer="layout" svg:x1="8.498cm" svg:y1="10.546cm" svg:x2="13.192cm" svg:y2="12.67cm" draw:start-shape="id3" draw:start-glue-point="2" draw:end-shape="id5" draw:end-glue-point="4" svg:d="M8498 10546v1062h4694v1062">
          <text:p/>
        </draw:connector>
        <draw:connector draw:style-name="gr3" draw:text-style-name="P1" draw:layer="layout" svg:x1="8.5cm" svg:y1="2.524cm" svg:x2="8.5cm" svg:y2="3.348cm" draw:start-shape="id6" draw:start-glue-point="2" draw:end-shape="id7" draw:end-glue-point="5" svg:d="M8500 2524v824">
          <text:p/>
        </draw:connector>
        <draw:connector draw:style-name="gr3" draw:text-style-name="P1" draw:layer="layout" svg:x1="8.5cm" svg:y1="4.872cm" svg:x2="8.5cm" svg:y2="5.642cm" draw:start-shape="id7" draw:start-glue-point="8" draw:end-shape="id1" draw:end-glue-point="4" svg:d="M8500 4872v770">
          <text:p/>
        </draw:connector>
        <draw:connector draw:style-name="gr3" draw:text-style-name="P1" draw:layer="layout" svg:x1="4.81cm" svg:y1="14.702cm" svg:x2="4.81cm" svg:y2="15.502cm" draw:start-shape="id4" draw:start-glue-point="6" draw:end-shape="id8" draw:end-glue-point="5" svg:d="M4810 14702v800">
          <text:p/>
        </draw:connector>
        <draw:connector draw:style-name="gr3" draw:text-style-name="P1" draw:layer="layout" svg:x1="13.192cm" svg:y1="14.702cm" svg:x2="13.192cm" svg:y2="15.402cm" draw:start-shape="id5" draw:start-glue-point="6" draw:end-shape="id9" draw:end-glue-point="5" svg:d="M13192 14702v700">
          <text:p/>
        </draw:connector>
        <draw:custom-shape draw:style-name="gr2" draw:text-style-name="P1" xml:id="id10" draw:id="id10" draw:layer="layout" svg:width="3.048cm" svg:height="2.54cm" svg:x="3.286cm" svg:y="20.05cm">
          <text:p text:style-name="P1">PyEEG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12" draw:id="id12" draw:layer="layout" svg:width="5.08cm" svg:height="2.032cm" svg:x="2.27cm" svg:y="23.86cm">
          <text:p text:style-name="P1">Graph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3" draw:id="id13" draw:layer="layout" svg:width="4.572cm" svg:height="2.032cm" svg:x="13.192cm" svg:y="24.368cm">
          <text:p text:style-name="P1">Pioncare plots</text:p>
          <text:p text:style-name="P1">Event overlay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11" draw:id="id11" draw:layer="layout" svg:width="4.826cm" svg:height="2.54cm" svg:x="13.192cm" svg:y="20.812cm">
          <text:p text:style-name="P1">Approximate entropy</text:p>
          <text:p text:style-name="P1">Sample entropy</text:p>
          <text:p text:style-name="P1">Other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svg:x1="6.334cm" svg:y1="21.32cm" svg:x2="13.192cm" svg:y2="22.082cm" draw:start-shape="id10" draw:start-glue-point="7" draw:end-shape="id11" draw:end-glue-point="5" svg:d="M6334 21320h3172v762h3686">
          <text:p/>
        </draw:connector>
        <draw:connector draw:style-name="gr3" draw:text-style-name="P1" draw:layer="layout" svg:x1="7.35cm" svg:y1="24.876cm" svg:x2="13.192cm" svg:y2="25.384cm" draw:start-shape="id12" draw:start-glue-point="7" draw:end-shape="id13" draw:end-glue-point="5" svg:d="M7350 24876h2922v508h2920">
          <text:p/>
        </draw:connector>
        <draw:connector draw:style-name="gr3" draw:text-style-name="P1" draw:layer="layout" svg:x1="4.81cm" svg:y1="22.59cm" svg:x2="4.81cm" svg:y2="23.86cm" draw:start-shape="id10" draw:start-glue-point="6" draw:end-shape="id12" draw:end-glue-point="4" svg:d="M4810 22590v1270">
          <text:p/>
        </draw:connector>
        <draw:custom-shape draw:style-name="gr2" draw:text-style-name="P1" xml:id="id14" draw:id="id14" draw:layer="layout" svg:width="6.096cm" svg:height="2.032cm" svg:x="5.826cm" svg:y="26.908cm">
          <text:p text:style-name="P1">Pretty Pretty Repor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8" draw:id="id8" draw:layer="layout" svg:width="5.08cm" svg:height="2.032cm" svg:x="2.27cm" svg:y="15.502cm">
          <text:p text:style-name="P1">Amplitude</text:p>
          <text:p text:style-name="P1">RR Interval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9" draw:id="id9" draw:layer="layout" svg:width="6.604cm" svg:height="3.556cm" svg:x="9.89cm" svg:y="15.402cm">
          <text:p text:style-name="P1">Duration</text:p>
          <text:p text:style-name="P1">Total Cycle Time</text:p>
          <text:p text:style-name="P1">Area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frame draw:style-name="gr4" draw:layer="layout" svg:width="1.594cm" svg:height="0.962cm" svg:x="8.366cm" svg:y="20.104cm">
          <draw:text-box>
            <text:p>Yes</text:p>
          </draw:text-box>
        </draw:frame>
        <draw:frame draw:style-name="gr4" draw:layer="layout" svg:width="1.315cm" svg:height="0.962cm" svg:x="3.032cm" svg:y="22.644cm">
          <draw:text-box>
            <text:p>No</text:p>
          </draw:text-box>
        </draw:frame>
        <draw:connector draw:style-name="gr3" draw:text-style-name="P1" draw:layer="layout" svg:x1="4.81cm" svg:y1="17.534cm" svg:x2="4.81cm" svg:y2="20.05cm" draw:start-shape="id8" draw:start-glue-point="8" draw:end-shape="id10" draw:end-glue-point="4" svg:d="M4810 17534v2516">
          <text:p/>
        </draw:connector>
        <draw:connector draw:style-name="gr3" draw:text-style-name="P1" draw:layer="layout" svg:x1="12.519cm" svg:y1="18.958cm" svg:x2="4.81cm" svg:y2="20.05cm" draw:start-shape="id9" draw:start-glue-point="7" draw:end-shape="id10" draw:end-glue-point="4" svg:d="M12519 18958v547h-7709v545">
          <text:p/>
        </draw:connector>
        <draw:connector draw:style-name="gr3" draw:text-style-name="P1" draw:layer="layout" svg:x1="4.81cm" svg:y1="25.892cm" svg:x2="8.874cm" svg:y2="26.908cm" draw:start-shape="id12" draw:start-glue-point="6" draw:end-shape="id14" draw:end-glue-point="4" svg:d="M4810 25892v509h4064v507">
          <text:p/>
        </draw:connector>
        <draw:frame draw:style-name="gr4" draw:layer="layout" svg:width="5.336cm" svg:height="0.962cm" svg:x="1.254cm" svg:y="1.508cm">
          <draw:text-box>
            <text:p>SWAN Flowchart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8cm" fo:text-indent="0cm"/>
      <style:text-properties style:use-window-font-color="true" style:text-outline="false" style:text-line-through-style="none" fo:font-family="Arial" style:font-family-generic="roman" style:font-pitch="variable" fo:font-size="42.2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5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4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2cm" fo:text-indent="0cm"/>
      <style:text-properties fo:font-size="26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3cm" presentation:class="title" presentation:placeholder="true">
        <draw:text-box/>
      </draw:frame>
      <draw:frame presentation:style-name="Default-outline1" draw:layer="backgroundobjects" svg:width="17.099cm" svg:height="18.281cm" svg:x="1.95cm" svg:y="7.481cm" presentation:class="outline" presentation:placeholder="true">
        <draw:text-box/>
      </draw:frame>
      <draw:frame presentation:style-name="Mpr1" draw:text-style-name="MP1" draw:layer="backgroundobjects" svg:width="4.426cm" svg:height="1.91cm" svg:x="1.95cm" svg:y="26.234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022cm" svg:height="1.91cm" svg:x="7.497cm" svg:y="26.234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426cm" svg:height="1.91cm" svg:x="14.622cm" svg:y="26.234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by Dobyns</meta:initial-creator>
    <meta:creation-date>2014-09-09T14:37:24</meta:creation-date>
    <meta:editing-duration>PT2H5M57S</meta:editing-duration>
    <meta:editing-cycles>3</meta:editing-cycles>
    <dc:date>2014-09-09T17:13:53</dc:date>
    <dc:creator>Abby Dobyns</dc:creator>
    <meta:generator>OpenOffice/4.1.0$Unix OpenOffice.org_project/410m18$Build-9764</meta:generator>
    <meta:document-statistic meta:object-count="58"/>
  </office:meta>
</office:document-meta>
</file>